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setValue( Entity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Error.Entity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MDeser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MDeserTest.test_Arra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MDeserTest.test_codec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MDeserTest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